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Roboto, Arial, 'Droid Sans', sans-serif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08899" officeooo:paragraph-rsid="00108899"/>
    </style:style>
    <style:style style:name="P2" style:family="paragraph" style:parent-style-name="Standard">
      <style:text-properties officeooo:paragraph-rsid="0011669a"/>
    </style:style>
    <style:style style:name="P3" style:family="paragraph" style:parent-style-name="Standard">
      <style:text-properties officeooo:rsid="0011669a" officeooo:paragraph-rsid="0011669a"/>
    </style:style>
    <style:style style:name="P4" style:family="paragraph" style:parent-style-name="Standard">
      <style:text-properties officeooo:rsid="0011669a" officeooo:paragraph-rsid="001548a9"/>
    </style:style>
    <style:style style:name="P5" style:family="paragraph" style:parent-style-name="Standard">
      <style:text-properties officeooo:rsid="0013c316" officeooo:paragraph-rsid="0013c316"/>
    </style:style>
    <style:style style:name="P6" style:family="paragraph" style:parent-style-name="Standard">
      <style:text-properties fo:font-variant="normal" fo:text-transform="none" fo:color="#3388dd" style:font-name="Helvetica Neue" fo:font-size="10.5pt" fo:letter-spacing="normal" fo:font-style="normal" style:text-underline-style="solid" style:text-underline-width="auto" style:text-underline-color="font-color" fo:font-weight="normal" officeooo:paragraph-rsid="0011669a" fo:background-color="#d9edf7"/>
    </style:style>
    <style:style style:name="P7" style:family="paragraph" style:parent-style-name="Standard">
      <style:text-properties fo:font-variant="normal" fo:text-transform="none" fo:color="#3388dd" style:font-name="Helvetica Neue" fo:font-size="10.5pt" fo:letter-spacing="normal" fo:font-style="normal" style:text-underline-style="solid" style:text-underline-width="auto" style:text-underline-color="font-color" fo:font-weight="normal" officeooo:rsid="0013c316" officeooo:paragraph-rsid="0013c316" fo:background-color="#d9edf7"/>
    </style:style>
    <style:style style:name="P8" style:family="paragraph" style:parent-style-name="Standard">
      <style:text-properties fo:font-variant="normal" fo:text-transform="none" fo:color="#3388dd" style:font-name="Helvetica Neue" fo:font-size="10.5pt" fo:letter-spacing="normal" fo:font-style="normal" style:text-underline-style="solid" style:text-underline-width="auto" style:text-underline-color="font-color" fo:font-weight="normal" officeooo:rsid="0011669a" officeooo:paragraph-rsid="001548a9" fo:background-color="#d9edf7"/>
    </style:style>
    <style:style style:name="P9" style:family="paragraph" style:parent-style-name="Standard">
      <style:text-properties fo:font-variant="normal" fo:text-transform="none" fo:color="#3388dd" style:font-name="Helvetica Neue" fo:font-size="10.5pt" fo:letter-spacing="normal" fo:font-style="normal" style:text-underline-style="solid" style:text-underline-width="auto" style:text-underline-color="font-color" fo:font-weight="normal" officeooo:rsid="001614c2" officeooo:paragraph-rsid="001614c2" fo:background-color="#d9edf7"/>
    </style:style>
    <style:style style:name="P10" style:family="paragraph" style:parent-style-name="Standard">
      <style:text-properties fo:font-variant="normal" fo:text-transform="none" fo:color="#3388dd" style:font-name="Helvetica Neue" fo:font-size="10.5pt" fo:letter-spacing="normal" fo:font-style="normal" style:text-underline-style="solid" style:text-underline-width="auto" style:text-underline-color="font-color" fo:font-weight="normal" officeooo:rsid="001548a9" officeooo:paragraph-rsid="001548a9" fo:background-color="#d9edf7"/>
    </style:style>
    <style:style style:name="P11" style:family="paragraph" style:parent-style-name="Standard">
      <style:text-properties fo:font-variant="normal" fo:text-transform="none" fo:color="#3388dd" style:font-name="Helvetica Neue" fo:font-size="10.5pt" fo:letter-spacing="normal" fo:font-style="normal" style:text-underline-style="none" fo:font-weight="normal" officeooo:rsid="001548a9" officeooo:paragraph-rsid="001548a9" fo:background-color="#d9edf7"/>
    </style:style>
    <style:style style:name="P12" style:family="paragraph" style:parent-style-name="Standard">
      <style:text-properties fo:font-variant="normal" fo:text-transform="none" fo:color="#000000" style:font-name="Helvetica Neue" fo:font-size="10.5pt" fo:letter-spacing="normal" fo:font-style="normal" style:text-underline-style="none" fo:font-weight="normal" officeooo:rsid="0016a17e" officeooo:paragraph-rsid="0016a17e" fo:background-color="#d9edf7"/>
    </style:style>
    <style:style style:name="P13" style:family="paragraph" style:parent-style-name="Standard">
      <style:text-properties officeooo:rsid="00108899" officeooo:paragraph-rsid="0011669a"/>
    </style:style>
    <style:style style:name="P14" style:family="paragraph" style:parent-style-name="Standard">
      <style:text-properties officeooo:rsid="00108899" officeooo:paragraph-rsid="0013c316"/>
    </style:style>
    <style:style style:name="T1" style:family="text">
      <style:text-properties officeooo:rsid="00108899"/>
    </style:style>
    <style:style style:name="T2" style:family="text">
      <style:text-properties fo:font-variant="normal" fo:text-transform="none" fo:color="#3388dd" style:font-name="Helvetica Neue" fo:font-size="10.5pt" fo:letter-spacing="normal" fo:font-style="normal" style:text-underline-style="solid" style:text-underline-width="auto" style:text-underline-color="font-color" fo:font-weight="normal" fo:background-color="#d9edf7" loext:char-shading-value="0"/>
    </style:style>
    <style:style style:name="T3" style:family="text">
      <style:text-properties fo:font-variant="normal" fo:text-transform="none" fo:color="#3388dd" style:font-name="Helvetica Neue" fo:font-size="10.5pt" fo:letter-spacing="normal" fo:font-style="normal" style:text-underline-style="solid" style:text-underline-width="auto" style:text-underline-color="font-color" fo:font-weight="normal" officeooo:rsid="00186d03" fo:background-color="#d9edf7" loext:char-shading-value="0"/>
    </style:style>
    <style:style style:name="T4" style:family="text">
      <style:text-properties officeooo:rsid="00186d0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Menu REST APIs</text:p>
      <text:p text:style-name="P3"><text:s text:c="2"/></text:p>
      <text:p text:style-name="P3">1) POST</text:p>
      <text:p text:style-name="P1"/>
      <text:p text:style-name="P3">curl request </text:p>
      <text:p text:style-name="P3"/>
      <text:p text:style-name="P1">curl -X POST -H "Content-Type: application/json" <text:s/>-d'{ "menu_id": "1",</text:p>
      <text:p text:style-name="P1"><text:s text:c="8"/>"store_name": "Dominoes",</text:p>
      <text:p text:style-name="P1"><text:s text:c="8"/>"selection": [</text:p>
      <text:p text:style-name="P1"><text:s text:c="12"/>"Cheese",</text:p>
      <text:p text:style-name="P1"><text:s text:c="12"/>"Pepperoni"</text:p>
      <text:p text:style-name="P1"><text:s text:c="8"/>],</text:p>
      <text:p text:style-name="P1"><text:s text:c="8"/>"size": [</text:p>
      <text:p text:style-name="P1"><text:s text:c="12"/>"Slide", "Small", "Medium", "Large", "X-Large"</text:p>
      <text:p text:style-name="P1"><text:s text:c="8"/>],</text:p>
      <text:p text:style-name="P1"><text:s text:c="8"/>"sequence": [</text:p>
      <text:p text:style-name="P1"><text:s text:c="12"/>"selection",</text:p>
      <text:p text:style-name="P1"><text:s text:c="12"/>"size"</text:p>
      <text:p text:style-name="P1"><text:s text:c="8"/>],</text:p>
      <text:p text:style-name="P1"><text:s text:c="8"/>"price": [</text:p>
      <text:p text:style-name="P1"><text:s text:c="12"/>"3.50", "7.00", "10.00", "15.00", "20.00"</text:p>
      <text:p text:style-name="P1"><text:s text:c="8"/>],</text:p>
      <text:p text:style-name="P1"><text:s text:c="8"/>"store_hours": {</text:p>
      <text:p text:style-name="P1"><text:s text:c="12"/>"Mon": "10am-10pm",</text:p>
      <text:p text:style-name="P1"><text:s text:c="12"/>"Tue": "10am-10pm",</text:p>
      <text:p text:style-name="P1"><text:s text:c="12"/>"Wed": "10am-10pm",</text:p>
      <text:p text:style-name="P1"><text:s text:c="12"/>"Thu": "10am-10pm",</text:p>
      <text:p text:style-name="P1"><text:s text:c="12"/>"Fri": "10am-10pm",</text:p>
      <text:p text:style-name="P1"><text:s text:c="12"/>"Sat": "11am-12pm",</text:p>
      <text:p text:style-name="P1"><text:s text:c="12"/>"Sun": "11am-12pm"</text:p>
      <text:p text:style-name="P1"><text:s text:c="8"/>}</text:p>
      <text:p text:style-name="P2"><text:span text:style-name="T1"><text:s text:c="8"/>} </text:span><text:a xlink:type="simple" xlink:href="https://bxtd2vlvvg.execute-api.us-west-2.amazonaws.com/pizza_menu/menu" text:style-name="Internet_20_link" text:visited-style-name="Visited_20_Internet_20_Link"><text:span text:style-name="T2">https://bxtd2vlvvg.execute-api.us-west-2.amazonaws.com/pizza_menu/menu</text:span></text:a></text:p>
      <text:p text:style-name="P6"/>
      <text:p text:style-name="P13">⁠⁠⁠⁠</text:p>
      <text:p text:style-name="P2"/>
      <text:p text:style-name="P3">RESPONSE: </text:p>
      <text:p text:style-name="P3">200 OK</text:p>
      <text:p text:style-name="P3"/>
      <text:p text:style-name="P3"/>
      <text:p text:style-name="P3">2) GET REQUEST</text:p>
      <text:p text:style-name="P3"/>
      <text:p text:style-name="P3">curl -XGET <text:a xlink:type="simple" xlink:href="https://bxtd2vlvvg.execute-api.us-west-2.amazonaws.com/pizza_menu/menu/1" text:style-name="Internet_20_link" text:visited-style-name="Visited_20_Internet_20_Link">https://bxtd2vlvvg.execute-api.us-west-2.amazonaws.com/pizza_menu/menu/1</text:a></text:p>
      <text:p text:style-name="P3"/>
      <text:p text:style-name="P3"/>
      <text:p text:style-name="P3">RESPONSE</text:p>
      <text:p text:style-name="P3"/>
      <text:p text:style-name="P3">{</text:p>
      <text:p text:style-name="P3"><text:s text:c="2"/>"menu_id": "1",</text:p>
      <text:p text:style-name="P3"><text:s text:c="2"/>"selection": [</text:p>
      <text:p text:style-name="P3"><text:soft-page-break/><text:s text:c="4"/>"Cheese",</text:p>
      <text:p text:style-name="P3"><text:s text:c="4"/>"Pepperoni"</text:p>
      <text:p text:style-name="P3"><text:s text:c="2"/>],</text:p>
      <text:p text:style-name="P3"><text:s text:c="2"/>"sequence": [</text:p>
      <text:p text:style-name="P3"><text:s text:c="4"/>"selection",</text:p>
      <text:p text:style-name="P3"><text:s text:c="4"/>"size"</text:p>
      <text:p text:style-name="P3"><text:s text:c="2"/>],</text:p>
      <text:p text:style-name="P3"><text:s text:c="2"/>"price": [</text:p>
      <text:p text:style-name="P3"><text:s text:c="4"/>"3.50",</text:p>
      <text:p text:style-name="P3"><text:s text:c="4"/>"7.00",</text:p>
      <text:p text:style-name="P3"><text:s text:c="4"/>"10.00",</text:p>
      <text:p text:style-name="P3"><text:s text:c="4"/>"15.00",</text:p>
      <text:p text:style-name="P3"><text:s text:c="4"/>"20.00"</text:p>
      <text:p text:style-name="P3"><text:s text:c="2"/>],</text:p>
      <text:p text:style-name="P3"><text:s text:c="2"/>"store_hours": {</text:p>
      <text:p text:style-name="P3"><text:s text:c="4"/>"Wed": "10am-10pm",</text:p>
      <text:p text:style-name="P3"><text:s text:c="4"/>"Sun": "11am-12pm",</text:p>
      <text:p text:style-name="P3"><text:s text:c="4"/>"Fri": "10am-10pm",</text:p>
      <text:p text:style-name="P3"><text:s text:c="4"/>"Tue": "10am-10pm",</text:p>
      <text:p text:style-name="P3"><text:s text:c="4"/>"Mon": "10am-10pm",</text:p>
      <text:p text:style-name="P3"><text:s text:c="4"/>"Thu": "10am-10pm",</text:p>
      <text:p text:style-name="P3"><text:s text:c="4"/>"Sat": "11am-12pm"</text:p>
      <text:p text:style-name="P3"><text:s text:c="2"/>},</text:p>
      <text:p text:style-name="P3"><text:s text:c="2"/>"store_name": "Dominoes",</text:p>
      <text:p text:style-name="P3"><text:s text:c="2"/>"size": [</text:p>
      <text:p text:style-name="P3"><text:s text:c="4"/>"Slide",</text:p>
      <text:p text:style-name="P3"><text:s text:c="4"/>"Small",</text:p>
      <text:p text:style-name="P3"><text:s text:c="4"/>"Medium",</text:p>
      <text:p text:style-name="P3"><text:s text:c="4"/>"Large",</text:p>
      <text:p text:style-name="P3"><text:s text:c="4"/>"X-Large"</text:p>
      <text:p text:style-name="P3"><text:s text:c="2"/>]</text:p>
      <text:p text:style-name="P3">}</text:p>
      <text:p text:style-name="P3"/>
      <text:p text:style-name="P3"/>
      <text:p text:style-name="P3">3) DELETE REQUEST</text:p>
      <text:p text:style-name="P3"/>
      <text:p text:style-name="P3">curl -X DELETE <text:a xlink:type="simple" xlink:href="https://bxtd2vlvvg.execute-api.us-west-2.amazonaws.com/pizza_menu/menu/1" text:style-name="Internet_20_link" text:visited-style-name="Visited_20_Internet_20_Link">https://bxtd2vlvvg.execute-api.us-west-2.amazonaws.com/pizza_menu/menu/1</text:a></text:p>
      <text:p text:style-name="P3"/>
      <text:p text:style-name="P3">RESPONSE</text:p>
      <text:p text:style-name="P3">200 OK</text:p>
      <text:p text:style-name="P3"/>
      <text:p text:style-name="P3"/>
      <text:p text:style-name="P5"/>
      <text:p text:style-name="P5">{</text:p>
      <text:p text:style-name="P5">“menu_id: : “<text:span text:style-name="T4">1</text:span>”,</text:p>
      <text:p text:style-name="P5">“selection” :[ “Cheese”, <text:s/>“Pepperoni” ,”Vegetable” }</text:p>
      <text:p text:style-name="P5">}</text:p>
      <text:p text:style-name="P5"/>
      <text:p text:style-name="P3"/>
      <text:p text:style-name="P5"><text:soft-page-break/>4) PUT CURL REQUEST</text:p>
      <text:p text:style-name="P5"/>
      <text:p text:style-name="P14">curl -X PUT -H "Content-Type: application/json" <text:s/>-d'</text:p>
      <text:p text:style-name="P5">{</text:p>
      <text:p text:style-name="P5">“menu_id: : “2”,</text:p>
      <text:p text:style-name="P5">“selection” :[ “Cheese”, <text:s/>“Pepperoni” ,”Vegetable” }</text:p>
      <text:p text:style-name="P5">}<text:a xlink:type="simple" xlink:href="https://bxtd2vlvvg.execute-api.us-west-2.amazonaws.com/pizza_menu/menu/2" text:style-name="Internet_20_link" text:visited-style-name="Visited_20_Internet_20_Link"><text:span text:style-name="T2">https://bxtd2vlvvg.execute-api.us-west-2.amazonaws.com/pizza_menu/menu/</text:span></text:a><text:span text:style-name="T3">1</text:span></text:p>
      <text:p text:style-name="P7"/>
      <text:p text:style-name="P7"/>
      <text:p text:style-name="P4">RESPONSE</text:p>
      <text:p text:style-name="P4">200 OK</text:p>
      <text:p text:style-name="P8"/>
      <text:p text:style-name="P8"/>
      <text:p text:style-name="P8"/>
      <text:p text:style-name="P8"/>
      <text:p text:style-name="P12"/>
      <text:p text:style-name="P9"/>
      <text:p text:style-name="P7"/>
      <text:p text:style-name="P7"/>
      <text:p text:style-name="P11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 Neue" svg:font-family="'Helvetica Neue', Roboto, Arial, 'Droid Sans', sans-serif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5T22:43:22.424398127</meta:creation-date>
    <dc:date>2017-05-15T23:16:26.465036943</dc:date>
    <meta:editing-duration>PT12M41S</meta:editing-duration>
    <meta:editing-cycles>6</meta:editing-cycles>
    <meta:generator>LibreOffice/5.1.6.2$Linux_X86_64 LibreOffice_project/10m0$Build-2</meta:generator>
    <meta:document-statistic meta:table-count="0" meta:image-count="0" meta:object-count="0" meta:page-count="3" meta:paragraph-count="87" meta:word-count="172" meta:character-count="1793" meta:non-whitespace-character-count="1342"/>
  </office:meta>
</office:document-meta>
</file>